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fo:color="#000000" style:language-asian="es" style:country-asian="ES"/>
    </style:style>
    <style:style style:name="P2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</style:style>
    <style:style style:name="T6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P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fo:language="en" fo:country="US" style:language-asian="es" style:country-asian="ES"/>
    </style:style>
    <style:style style:name="P9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style:language-asian="es" style:country-asian="ES"/>
    </style:style>
    <style:style style:name="P1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12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4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</style:style>
    <style:style style:name="T16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P17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18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9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21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3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4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7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9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1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6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7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38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9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40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41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2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</style:style>
    <style:style style:name="T43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P4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4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fo:language="en" fo:country="US" style:language-asian="es" style:country-asian="ES"/>
    </style:style>
    <style:style style:name="P46" style:parent-style-name="Standard" style:family="paragraph">
      <style:paragraph-properties style:text-autospace="none" fo:text-align="justify" fo:margin-left="0.5in">
        <style:tab-stops/>
      </style:paragraph-properties>
      <style:text-properties style:font-name="Arial" style:font-name-complex="Arial" fo:color="#000000" fo:language="en" fo:country="US" style:language-asian="es" style:country-asian="ES"/>
    </style:style>
    <style:style style:name="P47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4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49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50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1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2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</style:style>
    <style:style style:name="T53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T54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P55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56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7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5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59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60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6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62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6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6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6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6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67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68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6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7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71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72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73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74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7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76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77" style:parent-style-name="Standard" style:family="paragraph">
      <style:paragraph-properties style:text-autospace="none" fo:text-align="justify" fo:margin-left="0.4916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</office:automatic-styles>
  <office:body>
    <office:text text:use-soft-page-breaks="true">
      <text:p text:style-name="P1">ENUNCIADO GRUPO DE INVESTIGACIÓN</text:p>
      <text:p text:style-name="P2"/>
      <text:p text:style-name="P3">Obtener las sentencias SQL necesarias para satisfacer las siguientes consultas:</text:p>
      <text:p text:style-name="P4"/>
      <text:list text:style-name="WW8Num1">
        <text:list-item text:start-value="1">
          <text:p text:style-name="P5"><text:span text:style-name="T6">Nombre de los investigadores de Madrid cuyas iniciales son “J. H.”.</text:span></text:p>
        </text:list-item>
      </text:list>
      <text:p text:style-name="P7"/>
      <text:p text:style-name="P8"/>
      <text:list text:style-name="WW8Num1" text:continue-numbering="true">
        <text:list-item>
          <text:p text:style-name="P9">Obtener nombre y fecha de inicio de los<text:s/>proyectos ordenados por fecha de inicio.</text:p>
        </text:list-item>
      </text:list>
      <text:p text:style-name="P10"><text:s text:c="12"/></text:p>
      <text:p text:style-name="P11"/>
      <text:list text:style-name="WW8Num1" text:continue-numbering="true">
        <text:list-item>
          <text:p text:style-name="P12">Presupuesto medio de los proyectos asignados a investigadores de Madrid.</text:p>
        </text:list-item>
      </text:list>
      <text:p text:style-name="P13"/>
      <text:p text:style-name="P14"/>
      <text:list text:style-name="WW8Num1" text:continue-numbering="true">
        <text:list-item>
          <text:p text:style-name="P15"><text:span text:style-name="T16">Datos de los investigadores ordenados ascendentemente por ciudad y descendentemente por nombre.</text:span></text:p>
        </text:list-item>
      </text:list>
      <text:p text:style-name="P17"/>
      <text:p text:style-name="P18"/>
      <text:list text:style-name="WW8Num1" text:continue-numbering="true">
        <text:list-item>
          <text:p text:style-name="P19">Nombre de los<text:s/>proyectos en los que trabaja algún investigador de Soria.</text:p>
        </text:list-item>
      </text:list>
      <text:p text:style-name="P20"/>
      <text:list text:style-name="WW8Num1" text:continue-numbering="true">
        <text:list-item>
          <text:p text:style-name="P21">Nombre y teléfono de los investigadores principales que trabajen en proyectos cuyo presupuesto sea inferior a 5000 EUR.</text:p>
        </text:list-item>
      </text:list>
      <text:p text:style-name="P22"/>
      <text:p text:style-name="P23"><text:s text:c="9"/></text:p>
      <text:list text:style-name="WW8Num1" text:continue-numbering="true">
        <text:list-item>
          <text:p text:style-name="P24">Nombre de los proyectos que hayan comenzado este año y que pertenezcan al plan, cuyo código sea “PEUR”.</text:p>
        </text:list-item>
      </text:list>
      <text:p text:style-name="P25"/>
      <text:p text:style-name="P26"/>
      <text:list text:style-name="WW8Num1" text:continue-numbering="true">
        <text:list-item>
          <text:p text:style-name="P27">Nombre de los investigadores principales de los proyectos cuya entidad financiadora sea la “CICYT”.</text:p>
        </text:list-item>
      </text:list>
      <text:p text:style-name="P28"/>
      <text:p text:style-name="P29"><text:s text:c="11"/></text:p>
      <text:p text:style-name="P30"/>
      <text:list text:style-name="WW8Num1" text:continue-numbering="true">
        <text:list-item>
          <text:p text:style-name="P31">Nombre de los planes a los que pertenecen los proyectos con un presupuesto superior a 10000 EUR<text:s/>pero que cuyo investigador principal no sea ni de Madrid ni de Barcelona.</text:p>
        </text:list-item>
      </text:list>
      <text:p text:style-name="P32"/>
      <text:p text:style-name="P33"/>
      <text:p text:style-name="P34"/>
      <text:list text:style-name="WW8Num1" text:continue-numbering="true">
        <text:list-item>
          <text:p text:style-name="P35">Obtener el nombre de los investigadores que participan en proyectos que tienen un presupuesto superior o igual al proyecto con nombre "FOLRE".</text:p>
        </text:list-item>
      </text:list>
      <text:p text:style-name="P36"/>
      <text:list text:style-name="WW8Num1" text:continue-numbering="true">
        <text:list-item>
          <text:p text:style-name="P37">Obtener el nombre de los investigadores que nunca han sido investigadores principales de ningún proyecto.</text:p>
        </text:list-item>
      </text:list>
      <text:p text:style-name="P38"/>
      <text:list text:style-name="WW8Num1" text:continue-numbering="true">
        <text:list-item>
          <text:p text:style-name="P39">Obtener el nombre de todos los proyectos del plan "SOCRATES" que tengan algún investigador de Madrid que haya comenzado a trabajar en el proyecto el mismo día que el comienzo del proyecto.</text:p>
        </text:list-item>
      </text:list>
      <text:p text:style-name="P40"/>
      <text:p text:style-name="P41"/>
      <text:list text:style-name="WW8Num1" text:continue-numbering="true">
        <text:list-item>
          <text:p text:style-name="P42"><text:span text:style-name="T43">Nombre de los investigadores de Madrid cuyas iniciales son “J. H.”.</text:span></text:p>
        </text:list-item>
      </text:list>
      <text:p text:style-name="P44"/>
      <text:p text:style-name="P45"/>
      <text:p text:style-name="P46"/>
      <text:list text:style-name="WW8Num1" text:continue-numbering="true">
        <text:list-item>
          <text:p text:style-name="P47">Obtener nombre y fecha de inicio de los proyectos ordenados por fecha de inicio.</text:p>
        </text:list-item>
      </text:list>
      <text:p text:style-name="P48"/>
      <text:list text:style-name="WW8Num1" text:continue-numbering="true">
        <text:list-item>
          <text:p text:style-name="P49">Presupuesto medio de los proyectos asignados a investigadores de Madrid.</text:p>
        </text:list-item>
      </text:list>
      <text:p text:style-name="P50"/>
      <text:p text:style-name="P51"/>
      <text:list text:style-name="WW8Num1" text:continue-numbering="true">
        <text:list-item>
          <text:p text:style-name="P52"><text:span text:style-name="T53">Datos de los<text:s/></text:span><text:span text:style-name="T54">investigadores ordenados ascendentemente por ciudad y descendentemente por nombre.</text:span></text:p>
        </text:list-item>
      </text:list>
      <text:p text:style-name="P55"/>
      <text:p text:style-name="P56"/>
      <text:list text:style-name="WW8Num1" text:continue-numbering="true">
        <text:list-item>
          <text:p text:style-name="P57">Nombre de los proyectos en los que trabaja algún investigador de Soria.</text:p>
        </text:list-item>
      </text:list>
      <text:p text:style-name="P58"/>
      <text:list text:style-name="WW8Num1" text:continue-numbering="true">
        <text:list-item>
          <text:p text:style-name="P59">Nombre y teléfono de los investigadores principales que trabajen en proyectos cuyo presupuesto sea<text:s/>inferior a 5000 EUR.</text:p>
        </text:list-item>
      </text:list>
      <text:p text:style-name="P60"><text:s text:c="10"/></text:p>
      <text:p text:style-name="P61"/>
      <text:list text:style-name="WW8Num1" text:continue-numbering="true">
        <text:list-item>
          <text:p text:style-name="P62">Nombre de los proyectos que hayan comenzado este año y que pertenezcan al plan, cuyo código sea “PEUR”.</text:p>
        </text:list-item>
      </text:list>
      <text:p text:style-name="P63"/>
      <text:p text:style-name="P64"/>
      <text:list text:style-name="WW8Num1" text:continue-numbering="true">
        <text:list-item>
          <text:p text:style-name="P65">Nombre de los investigadores principales de los proyectos cuya entidad financiadora sea la “CICYT”.</text:p>
        </text:list-item>
      </text:list>
      <text:p text:style-name="P66"/>
      <text:p text:style-name="P67"><text:s text:c="6"/></text:p>
      <text:list text:style-name="WW8Num1" text:continue-numbering="true">
        <text:list-item>
          <text:p text:style-name="P68">Nombre de los planes a los que pertenecen los proyectos con un presupuesto superior a 10000 EUR pero que cuyo investigador principal no sea ni de Madrid ni de Barcelona.</text:p>
        </text:list-item>
      </text:list>
      <text:p text:style-name="P69"/>
      <text:p text:style-name="P70"/>
      <text:list text:style-name="WW8Num1" text:continue-numbering="true">
        <text:list-item>
          <text:p text:style-name="P71">Obtener el nombre de los investigadores que participan en proyectos que tienen un presupuesto superior o igual al proyecto con nombre "FOLRE".</text:p>
        </text:list-item>
      </text:list>
      <text:p text:style-name="P72"/>
      <text:list text:style-name="WW8Num1" text:continue-numbering="true">
        <text:list-item>
          <text:p text:style-name="P73">Obtener el nombre de los investigadores que nunca han sido investigadores principales de ningún proyecto.</text:p>
        </text:list-item>
      </text:list>
      <text:p text:style-name="P74"/>
      <text:list text:style-name="WW8Num1" text:continue-numbering="true">
        <text:list-item>
          <text:p text:style-name="P75">Obtener el nombre de todos los proyectos del plan "SOCRATES" que tengan algún investigador de Madrid que haya comenzado a trabajar en el proyecto el mismo día que el comienzo del proyecto.</text:p>
        </text:list-item>
      </text:list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="Arial" style:font-name-asian="Arial" style:font-name-complex="Arial" style:language-asian="es" style:country-asian="E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_CharLFO1LVL1" style:family="text">
      <style:text-properties style:font-name="Arial" style:font-name-complex="Arial" style:language-asian="es" style:country-asian="ES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ía Ortiz Nuero</meta:initial-creator>
    <dc:creator>María Ortiz Nuero</dc:creator>
    <meta:creation-date>2020-01-30T19:02:00Z</meta:creation-date>
    <dc:date>2020-01-30T19:02:00Z</dc:date>
    <meta:template xlink:href="Normal.dotm" xlink:type="simple"/>
    <meta:editing-cycles>2</meta:editing-cycles>
    <meta:editing-duration>PT0S</meta:editing-duration>
    <meta:document-statistic meta:page-count="2" meta:paragraph-count="5" meta:word-count="438" meta:character-count="2846" meta:row-count="20" meta:non-whitespace-character-count="2413"/>
  </office:meta>
</office:document-meta>
</file>